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80b8" officeooo:paragraph-rsid="000080b8"/>
    </style:style>
    <style:style style:name="P2" style:family="paragraph" style:parent-style-name="Standard">
      <style:text-properties officeooo:rsid="0001bf5e" officeooo:paragraph-rsid="0001bf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h et vw : unités relatives à la taille du viewport</text:p>
      <text:p text:style-name="P2">le cours : https://arche.univ-lorraine.fr/course/view.php?id=984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21-09-28T15:06:14.757000000</dc:date>
    <meta:editing-duration>PT1M19S</meta:editing-duration>
    <meta:editing-cycles>2</meta:editing-cycles>
    <meta:document-statistic meta:table-count="0" meta:image-count="0" meta:object-count="0" meta:page-count="1" meta:paragraph-count="2" meta:word-count="15" meta:character-count="116" meta:non-whitespace-character-count="103"/>
  </office:meta>
</office:document-meta>
</file>